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212.75mm" svg:y="0mm">
            <loext:p draw:notify-on-update-of-ranges="Feuille1.A11:Feuille1.A11 Feuille1.A12:Feuille1.A16 Feuille1.B11:Feuille1.B11 Feuille1.B12:Feuille1.B16 Feuille1.C11:Feuille1.C11 Feuille1.C12:Feuille1.C16 Feuille1.D11:Feuille1.D11 Feuille1.D12:Feuille1.D16 Feuille1.E11:Feuille1.E11 Feuille1.E12:Feuille1.E16 Feuille1.F11:Feuille1.F11 Feuille1.F12:Feuille1.F16 Feuille1.G11:Feuille1.G11 Feuille1.G12:Feuille1.G16 Feuille1.H11:Feuille1.H11 Feuille1.H12:Feuille1.H16 Feuille1.I11:Feuille1.I11 Feuille1.I12:Feuille1.I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73.27mm" svg:y="55.46mm">
            <loext:p draw:notify-on-update-of-ranges="Feuille1.A19:Feuille1.B19 Feuille1.A20:Feuille1.B24 Feuille1.C19:Feuille1.C19 Feuille1.C20:Feuille1.C24 Feuille1.D19:Feuille1.D19 Feuille1.D20:Feuille1.D24 Feuille1.E19:Feuille1.E19 Feuille1.E20:Feuille1.E24 Feuille1.F19:Feuille1.F19 Feuille1.F20:Feuille1.F24 Feuille1.G19:Feuille1.G19 Feuille1.G20:Feuille1.G24 Feuille1.H19:Feuille1.H19 Feuille1.H20:Feuille1.H24 Feuille1.I19:Feuille1.I19 Feuille1.I20:Feuille1.I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11.92mm" svg:y="91.85mm">
            <loext:p draw:notify-on-update-of-ranges="Feuille1.A28:Feuille1.B28 Feuille1.A29:Feuille1.B33 Feuille1.C28:Feuille1.C28 Feuille1.C29:Feuille1.C33 Feuille1.D28:Feuille1.D28 Feuille1.D29:Feuille1.D33 Feuille1.E28:Feuille1.E28 Feuille1.E29:Feuille1.E33 Feuille1.F28:Feuille1.F28 Feuille1.F29:Feuille1.F33 Feuille1.G28:Feuille1.G28 Feuille1.G29:Feuille1.G33 Feuille1.H28:Feuille1.H28 Feuille1.H29:Feuille1.H33 Feuille1.I28:Feuille1.I28 Feuille1.I29:Feuille1.I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77.94mm" svg:y="149.22mm">
            <loext:p draw:notify-on-update-of-ranges="Feuille1.A37:Feuille1.B37 Feuille1.A38:Feuille1.B42 Feuille1.C37:Feuille1.C37 Feuille1.C38:Feuille1.C42 Feuille1.D37:Feuille1.D37 Feuille1.D38:Feuille1.D42 Feuille1.E37:Feuille1.E37 Feuille1.E38:Feuille1.E42 Feuille1.F37:Feuille1.F37 Feuille1.F38:Feuille1.F42 Feuille1.G37:Feuille1.G37 Feuille1.G38:Feuille1.G42 Feuille1.H37:Feuille1.H37 Feuille1.H38:Feuille1.H42 Feuille1.I37:Feuille1.I37 Feuille1.I38:Feuille1.I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17.43mm" svg:y="184.02mm">
            <loext:p draw:notify-on-update-of-ranges="Feuille1.A46:Feuille1.B46 Feuille1.A47:Feuille1.B51 Feuille1.C46:Feuille1.C46 Feuille1.C47:Feuille1.C51 Feuille1.D46:Feuille1.D46 Feuille1.D47:Feuille1.D51 Feuille1.E46:Feuille1.E46 Feuille1.E47:Feuille1.E51 Feuille1.F46:Feuille1.F46 Feuille1.F47:Feuille1.F51 Feuille1.G46:Feuille1.G46 Feuille1.G47:Feuille1.G51 Feuille1.H46:Feuille1.H46 Feuille1.H47:Feuille1.H51 Feuille1.I46:Feuille1.I46 Feuille1.I47:Feuille1.I5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84.27mm" svg:y="241.56mm">
            <loext:p draw:notify-on-update-of-ranges="Feuille1.A55:Feuille1.B55 Feuille1.A56:Feuille1.B60 Feuille1.C55:Feuille1.C55 Feuille1.C56:Feuille1.C60 Feuille1.D55:Feuille1.D55 Feuille1.D56:Feuille1.D60 Feuille1.E55:Feuille1.E55 Feuille1.E56:Feuille1.E60 Feuille1.F55:Feuille1.F55 Feuille1.F56:Feuille1.F60 Feuille1.G55:Feuille1.G55 Feuille1.G56:Feuille1.G60 Feuille1.H55:Feuille1.H55 Feuille1.H56:Feuille1.H60 Feuille1.I55:Feuille1.I55 Feuille1.I56:Feuille1.I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0mm" svg:y="280.48mm">
            <loext:p draw:notify-on-update-of-ranges="Feuille1.A11:Feuille1.A11 Feuille1.A12:Feuille1.A16 Feuille1.H11:Feuille1.H11 Feuille1.H12:Feuille1.H1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169.65mm" svg:y="283.23mm">
            <loext:p draw:notify-on-update-of-ranges="Feuille1.A19:Feuille1.A19 Feuille1.A20:Feuille1.A24 Feuille1.H19:Feuille1.H19 Feuille1.H20:Feuille1.H2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0mm" svg:y="375.79mm">
            <loext:p draw:notify-on-update-of-ranges="Feuille1.A28:Feuille1.A28 Feuille1.A29:Feuille1.A33 Feuille1.H28:Feuille1.H28 Feuille1.H29:Feuille1.H3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170.57mm" svg:y="381.67mm">
            <loext:p draw:notify-on-update-of-ranges="Feuille1.A37:Feuille1.A37 Feuille1.A38:Feuille1.A42 Feuille1.H37:Feuille1.H37 Feuille1.H38:Feuille1.H4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0mm" svg:y="487.33mm">
            <loext:p draw:notify-on-update-of-ranges="Feuille1.A46:Feuille1.A46 Feuille1.A47:Feuille1.A51 Feuille1.H46:Feuille1.H46 Feuille1.H47:Feuille1.H5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176.1mm" svg:y="488.24mm">
            <loext:p draw:notify-on-update-of-ranges="Feuille1.A55:Feuille1.A55 Feuille1.A56:Feuille1.A60 Feuille1.H55:Feuille1.H55 Feuille1.H56:Feuille1.H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9" table:default-cell-style-name="ce2"/>
        <table:table-column table:style-name="co1" table:number-columns-repeated="6" table:default-cell-style-name="Default"/>
        <table:table-row table:style-name="ro1">
          <table:table-cell table:style-name="Default"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</table:table-row>
        <table:table-row table:style-name="ro1" table:number-rows-repeated="5">
          <table:table-cell table:style-name="Default" table:number-columns-repeated="9"/>
          <table:table-cell table:number-columns-repeated="6"/>
        </table:table-row>
        <table:table-row table:style-name="ro1" table:number-rows-repeated="3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Lineair</text:p>
          </table:table-cell>
          <table:covered-table-cell table:number-columns-repeated="8"/>
          <table:table-cell table:number-columns-repeated="6"/>
        </table:table-row>
        <table:table-row table:style-name="ro1">
          <table:table-cell/>
          <table:table-cell office:value-type="string" calcext:value-type="string">
            <text:p>N=128</text:p>
          </table:table-cell>
          <table:table-cell office:value-type="string" calcext:value-type="string">
            <text:p>N=64</text:p>
          </table:table-cell>
          <table:table-cell office:value-type="string" calcext:value-type="string">
            <text:p>N=32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N=8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95535" calcext:value-type="float">
            <text:p>0,295535</text:p>
          </table:table-cell>
          <table:table-cell office:value-type="float" office:value="0.302939" calcext:value-type="float">
            <text:p>0,302939</text:p>
          </table:table-cell>
          <table:table-cell office:value-type="float" office:value="0.317886" calcext:value-type="float">
            <text:p>0,317886</text:p>
          </table:table-cell>
          <table:table-cell office:value-type="float" office:value="0.335157" calcext:value-type="float">
            <text:p>0,335157</text:p>
          </table:table-cell>
          <table:table-cell office:value-type="float" office:value="0.398106" calcext:value-type="float">
            <text:p>0,398106</text:p>
          </table:table-cell>
          <table:table-cell office:value-type="float" office:value="0.350844" calcext:value-type="float">
            <text:p>0,350844</text:p>
          </table:table-cell>
          <table:table-cell office:value-type="float" office:value="0.5308" calcext:value-type="float">
            <text:p>0,530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596309" calcext:value-type="float">
            <text:p>0,596309</text:p>
          </table:table-cell>
          <table:table-cell office:value-type="float" office:value="0.692847" calcext:value-type="float">
            <text:p>0,692847</text:p>
          </table:table-cell>
          <table:table-cell office:value-type="float" office:value="0.613632" calcext:value-type="float">
            <text:p>0,613632</text:p>
          </table:table-cell>
          <table:table-cell office:value-type="float" office:value="0.652241" calcext:value-type="float">
            <text:p>0,652241</text:p>
          </table:table-cell>
          <table:table-cell office:value-type="float" office:value="0.718702" calcext:value-type="float">
            <text:p>0,718702</text:p>
          </table:table-cell>
          <table:table-cell office:value-type="float" office:value="0.751559" calcext:value-type="float">
            <text:p>0,751559</text:p>
          </table:table-cell>
          <table:table-cell office:value-type="float" office:value="0.986116" calcext:value-type="float">
            <text:p>0,98611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15586" calcext:value-type="float">
            <text:p>1,15586</text:p>
          </table:table-cell>
          <table:table-cell office:value-type="float" office:value="1.151448" calcext:value-type="float">
            <text:p>1,151448</text:p>
          </table:table-cell>
          <table:table-cell office:value-type="float" office:value="1.182786" calcext:value-type="float">
            <text:p>1,182786</text:p>
          </table:table-cell>
          <table:table-cell office:value-type="float" office:value="1.20025" calcext:value-type="float">
            <text:p>1,20025</text:p>
          </table:table-cell>
          <table:table-cell office:value-type="float" office:value="1.450684" calcext:value-type="float">
            <text:p>1,450684</text:p>
          </table:table-cell>
          <table:table-cell office:value-type="float" office:value="1.004918" calcext:value-type="float">
            <text:p>1,00491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306216" calcext:value-type="float">
            <text:p>2,306216</text:p>
          </table:table-cell>
          <table:table-cell office:value-type="float" office:value="2.295854" calcext:value-type="float">
            <text:p>2,295854</text:p>
          </table:table-cell>
          <table:table-cell office:value-type="float" office:value="2.19864" calcext:value-type="float">
            <text:p>2,19864</text:p>
          </table:table-cell>
          <table:table-cell office:value-type="float" office:value="2.652781" calcext:value-type="float">
            <text:p>2,652781</text:p>
          </table:table-cell>
          <table:table-cell office:value-type="float" office:value="2.049568" calcext:value-type="float">
            <text:p>2,04956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587167" calcext:value-type="float">
            <text:p>4,587167</text:p>
          </table:table-cell>
          <table:table-cell office:value-type="float" office:value="4.321868" calcext:value-type="float">
            <text:p>4,321868</text:p>
          </table:table-cell>
          <table:table-cell office:value-type="float" office:value="4.62525" calcext:value-type="float">
            <text:p>4,62525</text:p>
          </table:table-cell>
          <table:table-cell office:value-type="float" office:value="3.461918" calcext:value-type="float">
            <text:p>3,461918</text:p>
          </table:table-cell>
          <table:table-cell table:number-columns-repeated="6"/>
        </table:table-row>
        <table:table-row table:style-name="ro1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tree reduction</text:p>
          </table:table-cell>
          <table:covered-table-cell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64</text:p>
          </table:table-cell>
          <table:table-cell office:value-type="string" calcext:value-type="string">
            <text:p>N=32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N=8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318972" calcext:value-type="float">
            <text:p>0,318972</text:p>
          </table:table-cell>
          <table:table-cell office:value-type="float" office:value="0.317656" calcext:value-type="float">
            <text:p>0,317656</text:p>
          </table:table-cell>
          <table:table-cell office:value-type="float" office:value="0.338055" calcext:value-type="float">
            <text:p>0,338055</text:p>
          </table:table-cell>
          <table:table-cell office:value-type="float" office:value="0.396181" calcext:value-type="float">
            <text:p>0,396181</text:p>
          </table:table-cell>
          <table:table-cell office:value-type="float" office:value="0.351604" calcext:value-type="float">
            <text:p>0,351604</text:p>
          </table:table-cell>
          <table:table-cell office:value-type="float" office:value="0.530914" calcext:value-type="float">
            <text:p>0,53091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60533" calcext:value-type="float">
            <text:p>0,60533</text:p>
          </table:table-cell>
          <table:table-cell office:value-type="float" office:value="0.626211" calcext:value-type="float">
            <text:p>0,626211</text:p>
          </table:table-cell>
          <table:table-cell office:value-type="float" office:value="0.693251" calcext:value-type="float">
            <text:p>0,693251</text:p>
          </table:table-cell>
          <table:table-cell office:value-type="float" office:value="0.674709" calcext:value-type="float">
            <text:p>0,674709</text:p>
          </table:table-cell>
          <table:table-cell office:value-type="float" office:value="0.682996" calcext:value-type="float">
            <text:p>0,682996</text:p>
          </table:table-cell>
          <table:table-cell office:value-type="float" office:value="0.726048" calcext:value-type="float">
            <text:p>0,726048</text:p>
          </table:table-cell>
          <table:table-cell office:value-type="float" office:value="0.972901" calcext:value-type="float">
            <text:p>0,97290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170309" calcext:value-type="float">
            <text:p>1,170309</text:p>
          </table:table-cell>
          <table:table-cell office:value-type="float" office:value="1.385798" calcext:value-type="float">
            <text:p>1,385798</text:p>
          </table:table-cell>
          <table:table-cell office:value-type="float" office:value="1.195423" calcext:value-type="float">
            <text:p>1,195423</text:p>
          </table:table-cell>
          <table:table-cell office:value-type="float" office:value="1.221484" calcext:value-type="float">
            <text:p>1,221484</text:p>
          </table:table-cell>
          <table:table-cell office:value-type="float" office:value="1.451004" calcext:value-type="float">
            <text:p>1,451004</text:p>
          </table:table-cell>
          <table:table-cell office:value-type="float" office:value="0.99931" calcext:value-type="float">
            <text:p>0,9993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306081" calcext:value-type="float">
            <text:p>2,306081</text:p>
          </table:table-cell>
          <table:table-cell office:value-type="float" office:value="2.329023" calcext:value-type="float">
            <text:p>2,329023</text:p>
          </table:table-cell>
          <table:table-cell office:value-type="float" office:value="2.204929" calcext:value-type="float">
            <text:p>2,204929</text:p>
          </table:table-cell>
          <table:table-cell office:value-type="float" office:value="2.478189" calcext:value-type="float">
            <text:p>2,478189</text:p>
          </table:table-cell>
          <table:table-cell office:value-type="float" office:value="2.000345" calcext:value-type="float">
            <text:p>2,00034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606487" calcext:value-type="float">
            <text:p>4,606487</text:p>
          </table:table-cell>
          <table:table-cell office:value-type="float" office:value="4.892994" calcext:value-type="float">
            <text:p>4,892994</text:p>
          </table:table-cell>
          <table:table-cell office:value-type="float" office:value="4.673552" calcext:value-type="float">
            <text:p>4,673552</text:p>
          </table:table-cell>
          <table:table-cell office:value-type="float" office:value="3.439888" calcext:value-type="float">
            <text:p>3,439888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non blocking communication and linear reduction algorithm</text:p>
          </table:table-cell>
          <table:covered-table-cell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64</text:p>
          </table:table-cell>
          <table:table-cell office:value-type="string" calcext:value-type="string">
            <text:p>N=32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N=8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317126" calcext:value-type="float">
            <text:p>0,317126</text:p>
          </table:table-cell>
          <table:table-cell office:value-type="float" office:value="0.352111" calcext:value-type="float">
            <text:p>0,352111</text:p>
          </table:table-cell>
          <table:table-cell office:value-type="float" office:value="0.337868" calcext:value-type="float">
            <text:p>0,337868</text:p>
          </table:table-cell>
          <table:table-cell office:value-type="float" office:value="0.366788" calcext:value-type="float">
            <text:p>0,366788</text:p>
          </table:table-cell>
          <table:table-cell office:value-type="float" office:value="0.351852" calcext:value-type="float">
            <text:p>0,351852</text:p>
          </table:table-cell>
          <table:table-cell office:value-type="float" office:value="0.533043" calcext:value-type="float">
            <text:p>0,53304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639961" calcext:value-type="float">
            <text:p>0,639961</text:p>
          </table:table-cell>
          <table:table-cell office:value-type="float" office:value="0.585984" calcext:value-type="float">
            <text:p>0,585984</text:p>
          </table:table-cell>
          <table:table-cell office:value-type="float" office:value="0.615334" calcext:value-type="float">
            <text:p>0,615334</text:p>
          </table:table-cell>
          <table:table-cell office:value-type="float" office:value="0.655151" calcext:value-type="float">
            <text:p>0,655151</text:p>
          </table:table-cell>
          <table:table-cell office:value-type="float" office:value="0.69291" calcext:value-type="float">
            <text:p>0,69291</text:p>
          </table:table-cell>
          <table:table-cell office:value-type="float" office:value="1.066843" calcext:value-type="float">
            <text:p>1,066843</text:p>
          </table:table-cell>
          <table:table-cell office:value-type="float" office:value="0.823545" calcext:value-type="float">
            <text:p>0,82354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168494" calcext:value-type="float">
            <text:p>1,168494</text:p>
          </table:table-cell>
          <table:table-cell office:value-type="float" office:value="1.155298" calcext:value-type="float">
            <text:p>1,155298</text:p>
          </table:table-cell>
          <table:table-cell office:value-type="float" office:value="1.208627" calcext:value-type="float">
            <text:p>1,208627</text:p>
          </table:table-cell>
          <table:table-cell office:value-type="float" office:value="1.196958" calcext:value-type="float">
            <text:p>1,196958</text:p>
          </table:table-cell>
          <table:table-cell office:value-type="float" office:value="1.44978" calcext:value-type="float">
            <text:p>1,44978</text:p>
          </table:table-cell>
          <table:table-cell office:value-type="float" office:value="1.644179" calcext:value-type="float">
            <text:p>1,64417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319473" calcext:value-type="float">
            <text:p>2,319473</text:p>
          </table:table-cell>
          <table:table-cell office:value-type="float" office:value="2.316626" calcext:value-type="float">
            <text:p>2,316626</text:p>
          </table:table-cell>
          <table:table-cell office:value-type="float" office:value="2.218296" calcext:value-type="float">
            <text:p>2,218296</text:p>
          </table:table-cell>
          <table:table-cell office:value-type="float" office:value="2.551811" calcext:value-type="float">
            <text:p>2,551811</text:p>
          </table:table-cell>
          <table:table-cell office:value-type="float" office:value="2.0276" calcext:value-type="float">
            <text:p>2,027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604809" calcext:value-type="float">
            <text:p>4,604809</text:p>
          </table:table-cell>
          <table:table-cell office:value-type="float" office:value="4.318886" calcext:value-type="float">
            <text:p>4,318886</text:p>
          </table:table-cell>
          <table:table-cell office:value-type="float" office:value="4.655613" calcext:value-type="float">
            <text:p>4,655613</text:p>
          </table:table-cell>
          <table:table-cell office:value-type="float" office:value="3.644564" calcext:value-type="float">
            <text:p>3,644564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MPI Collective : MPI_Gather</text:p>
          </table:table-cell>
          <table:covered-table-cell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64</text:p>
          </table:table-cell>
          <table:table-cell office:value-type="string" calcext:value-type="string">
            <text:p>N=32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N=8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307194" calcext:value-type="float">
            <text:p>0,307194</text:p>
          </table:table-cell>
          <table:table-cell office:value-type="float" office:value="0.316182" calcext:value-type="float">
            <text:p>0,316182</text:p>
          </table:table-cell>
          <table:table-cell office:value-type="float" office:value="0.330936" calcext:value-type="float">
            <text:p>0,330936</text:p>
          </table:table-cell>
          <table:table-cell office:value-type="float" office:value="0.362536" calcext:value-type="float">
            <text:p>0,362536</text:p>
          </table:table-cell>
          <table:table-cell office:value-type="float" office:value="0.351272" calcext:value-type="float">
            <text:p>0,351272</text:p>
          </table:table-cell>
          <table:table-cell office:value-type="float" office:value="0.533791" calcext:value-type="float">
            <text:p>0,53379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584862" calcext:value-type="float">
            <text:p>0,584862</text:p>
          </table:table-cell>
          <table:table-cell office:value-type="float" office:value="0.726132" calcext:value-type="float">
            <text:p>0,726132</text:p>
          </table:table-cell>
          <table:table-cell office:value-type="float" office:value="0.622651" calcext:value-type="float">
            <text:p>0,622651</text:p>
          </table:table-cell>
          <table:table-cell office:value-type="float" office:value="0.652433" calcext:value-type="float">
            <text:p>0,652433</text:p>
          </table:table-cell>
          <table:table-cell office:value-type="float" office:value="0.735516" calcext:value-type="float">
            <text:p>0,735516</text:p>
          </table:table-cell>
          <table:table-cell office:value-type="float" office:value="1.062813" calcext:value-type="float">
            <text:p>1,062813</text:p>
          </table:table-cell>
          <table:table-cell office:value-type="float" office:value="0.837454" calcext:value-type="float">
            <text:p>0,83745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167143" calcext:value-type="float">
            <text:p>1,167143</text:p>
          </table:table-cell>
          <table:table-cell office:value-type="float" office:value="1.187174" calcext:value-type="float">
            <text:p>1,187174</text:p>
          </table:table-cell>
          <table:table-cell office:value-type="float" office:value="1.191778" calcext:value-type="float">
            <text:p>1,191778</text:p>
          </table:table-cell>
          <table:table-cell office:value-type="float" office:value="1.207948" calcext:value-type="float">
            <text:p>1,207948</text:p>
          </table:table-cell>
          <table:table-cell office:value-type="float" office:value="1.450382" calcext:value-type="float">
            <text:p>1,450382</text:p>
          </table:table-cell>
          <table:table-cell office:value-type="float" office:value="1.678651" calcext:value-type="float">
            <text:p>1,67865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301554" calcext:value-type="float">
            <text:p>2,301554</text:p>
          </table:table-cell>
          <table:table-cell office:value-type="float" office:value="2.300675" calcext:value-type="float">
            <text:p>2,300675</text:p>
          </table:table-cell>
          <table:table-cell office:value-type="float" office:value="2.665402" calcext:value-type="float">
            <text:p>2,665402</text:p>
          </table:table-cell>
          <table:table-cell office:value-type="float" office:value="2.670916" calcext:value-type="float">
            <text:p>2,670916</text:p>
          </table:table-cell>
          <table:table-cell office:value-type="float" office:value="1.979049" calcext:value-type="float">
            <text:p>1,97904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591605" calcext:value-type="float">
            <text:p>4,591605</text:p>
          </table:table-cell>
          <table:table-cell office:value-type="float" office:value="4.318978" calcext:value-type="float">
            <text:p>4,318978</text:p>
          </table:table-cell>
          <table:table-cell office:value-type="float" office:value="4.66244" calcext:value-type="float">
            <text:p>4,66244</text:p>
          </table:table-cell>
          <table:table-cell office:value-type="float" office:value="3.632072" calcext:value-type="float">
            <text:p>3,632072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MPI Collective : MPI_reduce</text:p>
          </table:table-cell>
          <table:covered-table-cell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64</text:p>
          </table:table-cell>
          <table:table-cell office:value-type="string" calcext:value-type="string">
            <text:p>N=32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N=8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308787" calcext:value-type="float">
            <text:p>0,308787</text:p>
          </table:table-cell>
          <table:table-cell office:value-type="float" office:value="0.319144" calcext:value-type="float">
            <text:p>0,319144</text:p>
          </table:table-cell>
          <table:table-cell office:value-type="float" office:value="0.33115" calcext:value-type="float">
            <text:p>0,33115</text:p>
          </table:table-cell>
          <table:table-cell office:value-type="float" office:value="0.37956" calcext:value-type="float">
            <text:p>0,37956</text:p>
          </table:table-cell>
          <table:table-cell office:value-type="float" office:value="0.351857" calcext:value-type="float">
            <text:p>0,351857</text:p>
          </table:table-cell>
          <table:table-cell office:value-type="float" office:value="0.530888" calcext:value-type="float">
            <text:p>0,53088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582311" calcext:value-type="float">
            <text:p>0,582311</text:p>
          </table:table-cell>
          <table:table-cell office:value-type="float" office:value="0.625275" calcext:value-type="float">
            <text:p>0,625275</text:p>
          </table:table-cell>
          <table:table-cell office:value-type="float" office:value="0.621808" calcext:value-type="float">
            <text:p>0,621808</text:p>
          </table:table-cell>
          <table:table-cell office:value-type="float" office:value="0.656919" calcext:value-type="float">
            <text:p>0,656919</text:p>
          </table:table-cell>
          <table:table-cell office:value-type="float" office:value="0.677215" calcext:value-type="float">
            <text:p>0,677215</text:p>
          </table:table-cell>
          <table:table-cell office:value-type="float" office:value="0.875364" calcext:value-type="float">
            <text:p>0,875364</text:p>
          </table:table-cell>
          <table:table-cell office:value-type="float" office:value="0.838292" calcext:value-type="float">
            <text:p>0,83829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159983" calcext:value-type="float">
            <text:p>1,159983</text:p>
          </table:table-cell>
          <table:table-cell office:value-type="float" office:value="1.153512" calcext:value-type="float">
            <text:p>1,153512</text:p>
          </table:table-cell>
          <table:table-cell office:value-type="float" office:value="1.247297" calcext:value-type="float">
            <text:p>1,247297</text:p>
          </table:table-cell>
          <table:table-cell office:value-type="float" office:value="1.320537" calcext:value-type="float">
            <text:p>1,320537</text:p>
          </table:table-cell>
          <table:table-cell office:value-type="float" office:value="1.472467" calcext:value-type="float">
            <text:p>1,472467</text:p>
          </table:table-cell>
          <table:table-cell office:value-type="float" office:value="1.677618" calcext:value-type="float">
            <text:p>1,67761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293069" calcext:value-type="float">
            <text:p>2,293069</text:p>
          </table:table-cell>
          <table:table-cell office:value-type="float" office:value="2.302028" calcext:value-type="float">
            <text:p>2,302028</text:p>
          </table:table-cell>
          <table:table-cell office:value-type="float" office:value="2.681386" calcext:value-type="float">
            <text:p>2,681386</text:p>
          </table:table-cell>
          <table:table-cell office:value-type="float" office:value="2.545549" calcext:value-type="float">
            <text:p>2,545549</text:p>
          </table:table-cell>
          <table:table-cell office:value-type="float" office:value="1.999655" calcext:value-type="float">
            <text:p>1,99965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595923" calcext:value-type="float">
            <text:p>4,595923</text:p>
          </table:table-cell>
          <table:table-cell office:value-type="float" office:value="4.321235" calcext:value-type="float">
            <text:p>4,321235</text:p>
          </table:table-cell>
          <table:table-cell office:value-type="float" office:value="4.70067" calcext:value-type="float">
            <text:p>4,70067</text:p>
          </table:table-cell>
          <table:table-cell office:value-type="float" office:value="3.555092" calcext:value-type="float">
            <text:p>3,555092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MPI_Windows and one-sided communcation &amp; linear reduction algorithm</text:p>
          </table:table-cell>
          <table:covered-table-cell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64</text:p>
          </table:table-cell>
          <table:table-cell office:value-type="string" calcext:value-type="string">
            <text:p>N=32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N=8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322048" calcext:value-type="float">
            <text:p>0,322048</text:p>
          </table:table-cell>
          <table:table-cell office:value-type="float" office:value="0.326236" calcext:value-type="float">
            <text:p>0,326236</text:p>
          </table:table-cell>
          <table:table-cell office:value-type="float" office:value="0.379775" calcext:value-type="float">
            <text:p>0,379775</text:p>
          </table:table-cell>
          <table:table-cell office:value-type="float" office:value="0.37195" calcext:value-type="float">
            <text:p>0,37195</text:p>
          </table:table-cell>
          <table:table-cell office:value-type="float" office:value="0.362134" calcext:value-type="float">
            <text:p>0,362134</text:p>
          </table:table-cell>
          <table:table-cell office:value-type="float" office:value="0.615374" calcext:value-type="float">
            <text:p>0,61537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622091" calcext:value-type="float">
            <text:p>0,622091</text:p>
          </table:table-cell>
          <table:table-cell office:value-type="float" office:value="0.62739" calcext:value-type="float">
            <text:p>0,62739</text:p>
          </table:table-cell>
          <table:table-cell office:value-type="float" office:value="0.645659" calcext:value-type="float">
            <text:p>0,645659</text:p>
          </table:table-cell>
          <table:table-cell office:value-type="float" office:value="0.676461" calcext:value-type="float">
            <text:p>0,676461</text:p>
          </table:table-cell>
          <table:table-cell office:value-type="float" office:value="0.696782" calcext:value-type="float">
            <text:p>0,696782</text:p>
          </table:table-cell>
          <table:table-cell office:value-type="float" office:value="0.845416" calcext:value-type="float">
            <text:p>0,845416</text:p>
          </table:table-cell>
          <table:table-cell office:value-type="float" office:value="0.847932" calcext:value-type="float">
            <text:p>0,84793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451249" calcext:value-type="float">
            <text:p>1,451249</text:p>
          </table:table-cell>
          <table:table-cell office:value-type="float" office:value="1.200131" calcext:value-type="float">
            <text:p>1,200131</text:p>
          </table:table-cell>
          <table:table-cell office:value-type="float" office:value="1.186667" calcext:value-type="float">
            <text:p>1,186667</text:p>
          </table:table-cell>
          <table:table-cell office:value-type="float" office:value="1.193332" calcext:value-type="float">
            <text:p>1,193332</text:p>
          </table:table-cell>
          <table:table-cell office:value-type="float" office:value="1.455624" calcext:value-type="float">
            <text:p>1,455624</text:p>
          </table:table-cell>
          <table:table-cell office:value-type="float" office:value="1.66032" calcext:value-type="float">
            <text:p>1,6603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317585" calcext:value-type="float">
            <text:p>2,317585</text:p>
          </table:table-cell>
          <table:table-cell office:value-type="float" office:value="2.348171" calcext:value-type="float">
            <text:p>2,348171</text:p>
          </table:table-cell>
          <table:table-cell office:value-type="float" office:value="2.219342" calcext:value-type="float">
            <text:p>2,219342</text:p>
          </table:table-cell>
          <table:table-cell office:value-type="float" office:value="2.672198" calcext:value-type="float">
            <text:p>2,672198</text:p>
          </table:table-cell>
          <table:table-cell office:value-type="float" office:value="2.135658" calcext:value-type="float">
            <text:p>2,13565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58335" calcext:value-type="float">
            <text:p>4,58335</text:p>
          </table:table-cell>
          <table:table-cell office:value-type="float" office:value="4.343251" calcext:value-type="float">
            <text:p>4,343251</text:p>
          </table:table-cell>
          <table:table-cell office:value-type="float" office:value="4.434285" calcext:value-type="float">
            <text:p>4,434285</text:p>
          </table:table-cell>
          <table:table-cell office:value-type="float" office:value="3.774231" calcext:value-type="float">
            <text:p>3,774231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3"/>
          <table:table-cell table:style-name="Default" table:number-columns-repeated="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1:42:56.334115320</meta:creation-date>
    <dc:date>2020-05-19T14:39:32.923052267</dc:date>
    <meta:editing-duration>PT13M7S</meta:editing-duration>
    <meta:editing-cycles>4</meta:editing-cycles>
    <meta:generator>LibreOffice/5.1.6.2$Linux_X86_64 LibreOffice_project/10m0$Build-2</meta:generator>
    <meta:document-statistic meta:table-count="1" meta:cell-count="25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91cm" svg:y="0.316cm" chart:style-name="ch2">
          <text:p>Results for Linear blocking communications</text:p>
        </chart:title>
        <chart:legend chart:legend-position="end" svg:x="13.651cm" svg:y="2.458cm" style:legend-expansion="high" chart:style-name="ch3"/>
        <chart:plot-area chart:style-name="ch4" table:cell-range-address="Feuille1.A11:Feuille1.I16" chart:data-source-has-labels="both" svg:x="1.331cm" svg:y="1.275cm" svg:width="12cm" svg:height="6.564cm">
          <chartooo:coordinate-region svg:x="2.058cm" svg:y="1.474cm" svg:width="11.179cm" svg:height="5.718cm"/>
          <chart:axis chart:dimension="x" chart:name="primary-x" chart:style-name="ch5" chartooo:axis-type="auto">
            <chartooo:date-scale/>
            <chart:title svg:x="5.594cm" svg:y="8.019cm" chart:style-name="ch6">
              <text:p>Number of MPI process</text:p>
            </chart:title>
            <chart:categories table:cell-range-address="Feuille1.A12:Feuille1.A16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B12:Feuille1.B16" chart:label-cell-address="Feuille1.B11:Feuille1.B11" chart:class="chart:line">
            <chart:data-point chart:repeated="5"/>
          </chart:series>
          <chart:series chart:style-name="ch10" chart:values-cell-range-address="Feuille1.C12:Feuille1.C16" chart:label-cell-address="Feuille1.C11:Feuille1.C11" chart:class="chart:line">
            <chart:data-point chart:repeated="5"/>
          </chart:series>
          <chart:series chart:style-name="ch11" chart:values-cell-range-address="Feuille1.D12:Feuille1.D16" chart:label-cell-address="Feuille1.D11:Feuille1.D11" chart:class="chart:line">
            <chart:data-point chart:repeated="5"/>
          </chart:series>
          <chart:series chart:style-name="ch12" chart:values-cell-range-address="Feuille1.E12:Feuille1.E16" chart:label-cell-address="Feuille1.E11:Feuille1.E11" chart:class="chart:line">
            <chart:data-point chart:repeated="5"/>
          </chart:series>
          <chart:series chart:style-name="ch13" chart:values-cell-range-address="Feuille1.F12:Feuille1.F16" chart:label-cell-address="Feuille1.F11:Feuille1.F11" chart:class="chart:line">
            <chart:data-point chart:repeated="5"/>
          </chart:series>
          <chart:series chart:style-name="ch14" chart:values-cell-range-address="Feuille1.G12:Feuille1.G16" chart:label-cell-address="Feuille1.G11:Feuille1.G11" chart:class="chart:line">
            <chart:data-point chart:repeated="5"/>
          </chart:series>
          <chart:series chart:style-name="ch15" chart:values-cell-range-address="Feuille1.H12:Feuille1.H16" chart:label-cell-address="Feuille1.H11:Feuille1.H11" chart:class="chart:line">
            <chart:data-point chart:repeated="5"/>
          </chart:series>
          <chart:series chart:style-name="ch16" chart:values-cell-range-address="Feuille1.I12:Feuille1.I16" chart:label-cell-address="Feuille1.I11:Feuille1.I1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128</text:p>
                <draw:g>
                  <svg:desc>Feuille1.B11:Feuille1.B11</svg:desc>
                </draw:g>
              </table:table-cell>
              <table:table-cell office:value-type="string">
                <text:p>N=64</text:p>
                <draw:g>
                  <svg:desc>Feuille1.C11:Feuille1.C11</svg:desc>
                </draw:g>
              </table:table-cell>
              <table:table-cell office:value-type="string">
                <text:p>N=32</text:p>
                <draw:g>
                  <svg:desc>Feuille1.D11:Feuille1.D11</svg:desc>
                </draw:g>
              </table:table-cell>
              <table:table-cell office:value-type="string">
                <text:p>N=16</text:p>
                <draw:g>
                  <svg:desc>Feuille1.E11:Feuille1.E11</svg:desc>
                </draw:g>
              </table:table-cell>
              <table:table-cell office:value-type="string">
                <text:p>N=8</text:p>
                <draw:g>
                  <svg:desc>Feuille1.F11:Feuille1.F11</svg:desc>
                </draw:g>
              </table:table-cell>
              <table:table-cell office:value-type="string">
                <text:p>N=4</text:p>
                <draw:g>
                  <svg:desc>Feuille1.G11:Feuille1.G11</svg:desc>
                </draw:g>
              </table:table-cell>
              <table:table-cell office:value-type="string">
                <text:p>N=2</text:p>
                <draw:g>
                  <svg:desc>Feuille1.H11:Feuille1.H11</svg:desc>
                </draw:g>
              </table:table-cell>
              <table:table-cell office:value-type="string">
                <text:p>N=1</text:p>
                <draw:g>
                  <svg:desc>Feuille1.I11:Feuille1.I1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12:Feuille1.A16</svg:desc>
                </draw:g>
              </table:table-cell>
              <table:table-cell office:value-type="float" office:value="0.295535">
                <text:p>0.295535</text:p>
                <draw:g>
                  <svg:desc>Feuille1.B12:Feuille1.B16</svg:desc>
                </draw:g>
              </table:table-cell>
              <table:table-cell office:value-type="float" office:value="0.302939">
                <text:p>0.302939</text:p>
                <draw:g>
                  <svg:desc>Feuille1.C12:Feuille1.C16</svg:desc>
                </draw:g>
              </table:table-cell>
              <table:table-cell office:value-type="float" office:value="0.317886">
                <text:p>0.317886</text:p>
                <draw:g>
                  <svg:desc>Feuille1.D12:Feuille1.D16</svg:desc>
                </draw:g>
              </table:table-cell>
              <table:table-cell office:value-type="float" office:value="0.335157">
                <text:p>0.335157</text:p>
                <draw:g>
                  <svg:desc>Feuille1.E12:Feuille1.E16</svg:desc>
                </draw:g>
              </table:table-cell>
              <table:table-cell office:value-type="float" office:value="0.398106">
                <text:p>0.398106</text:p>
                <draw:g>
                  <svg:desc>Feuille1.F12:Feuille1.F16</svg:desc>
                </draw:g>
              </table:table-cell>
              <table:table-cell office:value-type="float" office:value="0.350844">
                <text:p>0.350844</text:p>
                <draw:g>
                  <svg:desc>Feuille1.G12:Feuille1.G16</svg:desc>
                </draw:g>
              </table:table-cell>
              <table:table-cell office:value-type="float" office:value="0.5308">
                <text:p>0.5308</text:p>
                <draw:g>
                  <svg:desc>Feuille1.H12:Feuille1.H16</svg:desc>
                </draw:g>
              </table:table-cell>
              <table:table-cell office:value-type="float" office:value="NaN">
                <text:p>NaN</text:p>
                <draw:g>
                  <svg:desc>Feuille1.I12:Feuille1.I1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.596309">
                <text:p>0.596309</text:p>
              </table:table-cell>
              <table:table-cell office:value-type="float" office:value="0.692847">
                <text:p>0.692847</text:p>
              </table:table-cell>
              <table:table-cell office:value-type="float" office:value="0.613632">
                <text:p>0.613632</text:p>
              </table:table-cell>
              <table:table-cell office:value-type="float" office:value="0.652241">
                <text:p>0.652241</text:p>
              </table:table-cell>
              <table:table-cell office:value-type="float" office:value="0.718702">
                <text:p>0.718702</text:p>
              </table:table-cell>
              <table:table-cell office:value-type="float" office:value="0.751559">
                <text:p>0.751559</text:p>
              </table:table-cell>
              <table:table-cell office:value-type="float" office:value="0.986116">
                <text:p>0.9861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586">
                <text:p>1.15586</text:p>
              </table:table-cell>
              <table:table-cell office:value-type="float" office:value="1.151448">
                <text:p>1.151448</text:p>
              </table:table-cell>
              <table:table-cell office:value-type="float" office:value="1.182786">
                <text:p>1.182786</text:p>
              </table:table-cell>
              <table:table-cell office:value-type="float" office:value="1.20025">
                <text:p>1.20025</text:p>
              </table:table-cell>
              <table:table-cell office:value-type="float" office:value="1.450684">
                <text:p>1.450684</text:p>
              </table:table-cell>
              <table:table-cell office:value-type="float" office:value="1.004918">
                <text:p>1.0049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6216">
                <text:p>2.306216</text:p>
              </table:table-cell>
              <table:table-cell office:value-type="float" office:value="2.295854">
                <text:p>2.295854</text:p>
              </table:table-cell>
              <table:table-cell office:value-type="float" office:value="2.19864">
                <text:p>2.19864</text:p>
              </table:table-cell>
              <table:table-cell office:value-type="float" office:value="2.652781">
                <text:p>2.652781</text:p>
              </table:table-cell>
              <table:table-cell office:value-type="float" office:value="2.049568">
                <text:p>2.0495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87167">
                <text:p>4.587167</text:p>
              </table:table-cell>
              <table:table-cell office:value-type="float" office:value="4.321868">
                <text:p>4.321868</text:p>
              </table:table-cell>
              <table:table-cell office:value-type="float" office:value="4.62525">
                <text:p>4.62525</text:p>
              </table:table-cell>
              <table:table-cell office:value-type="float" office:value="3.461918">
                <text:p>3.461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7cm" svg:y="0.316cm" chart:style-name="ch2">
          <text:p>Results for MPI_Gather function (nodes=2)</text:p>
        </chart:title>
        <chart:legend chart:legend-position="end" svg:x="14.021cm" svg:y="4.201cm" style:legend-expansion="high" chart:style-name="ch3"/>
        <chart:plot-area chart:style-name="ch4" table:cell-range-address="Feuille1.A37:Feuille1.A42 Feuille1.H37:Feuille1.H42" chart:data-source-has-labels="both" svg:x="1.331cm" svg:y="1.275cm" svg:width="12.37cm" svg:height="6.564cm">
          <chartooo:coordinate-region svg:x="2.058cm" svg:y="1.474cm" svg:width="11.55cm" svg:height="5.718cm"/>
          <chart:axis chart:dimension="x" chart:name="primary-x" chart:style-name="ch5" chartooo:axis-type="auto">
            <chartooo:date-scale/>
            <chart:title svg:x="6.295cm" svg:y="8.019cm" chart:style-name="ch6">
              <text:p>Number of tasks</text:p>
            </chart:title>
            <chart:categories table:cell-range-address="Feuille1.A38:Feuille1.A42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H38:Feuille1.H42" chart:label-cell-address="Feuille1.H37:Feuille1.H3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draw:g>
                  <svg:desc>Feuille1.H37:Feuille1.H37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38:Feuille1.A42</svg:desc>
                </draw:g>
              </table:table-cell>
              <table:table-cell office:value-type="float" office:value="0.533791">
                <text:p>0.533791</text:p>
                <draw:g>
                  <svg:desc>Feuille1.H38:Feuille1.H42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62813">
                <text:p>1.0628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50382">
                <text:p>1.4503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670916">
                <text:p>2.6709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66244">
                <text:p>4.6624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24cm" svg:y="0.316cm" chart:style-name="ch2">
          <text:p>Results for MPI_Reduce (nodes=2)</text:p>
        </chart:title>
        <chart:legend chart:legend-position="end" svg:x="14.021cm" svg:y="4.201cm" style:legend-expansion="high" chart:style-name="ch3"/>
        <chart:plot-area chart:style-name="ch4" table:cell-range-address="Feuille1.A46:Feuille1.A51 Feuille1.H46:Feuille1.H51" chart:data-source-has-labels="both" svg:x="1.331cm" svg:y="1.275cm" svg:width="12.37cm" svg:height="6.564cm">
          <chartooo:coordinate-region svg:x="2.058cm" svg:y="1.474cm" svg:width="11.55cm" svg:height="5.718cm"/>
          <chart:axis chart:dimension="x" chart:name="primary-x" chart:style-name="ch5" chartooo:axis-type="auto">
            <chartooo:date-scale/>
            <chart:title svg:x="6.295cm" svg:y="8.019cm" chart:style-name="ch6">
              <text:p>Number of tasks</text:p>
            </chart:title>
            <chart:categories table:cell-range-address="Feuille1.A47:Feuille1.A51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H47:Feuille1.H51" chart:label-cell-address="Feuille1.H46:Feuille1.H4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draw:g>
                  <svg:desc>Feuille1.H46:Feuille1.H46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47:Feuille1.A51</svg:desc>
                </draw:g>
              </table:table-cell>
              <table:table-cell office:value-type="float" office:value="0.530888">
                <text:p>0.530888</text:p>
                <draw:g>
                  <svg:desc>Feuille1.H47:Feuille1.H5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75364">
                <text:p>0.87536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72467">
                <text:p>1.4724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545549">
                <text:p>2.5455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70067">
                <text:p>4.700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048cm" svg:y="0.316cm" chart:style-name="ch2">
          <text:p>Results for windowed communications (nodes=2)</text:p>
        </chart:title>
        <chart:legend chart:legend-position="end" svg:x="14.021cm" svg:y="4.201cm" style:legend-expansion="high" chart:style-name="ch3"/>
        <chart:plot-area chart:style-name="ch4" table:cell-range-address="Feuille1.A55:Feuille1.A60 Feuille1.H55:Feuille1.H60" chart:data-source-has-labels="both" svg:x="1.331cm" svg:y="1.275cm" svg:width="12.37cm" svg:height="6.564cm">
          <chartooo:coordinate-region svg:x="2.058cm" svg:y="1.474cm" svg:width="11.55cm" svg:height="5.718cm"/>
          <chart:axis chart:dimension="x" chart:name="primary-x" chart:style-name="ch5" chartooo:axis-type="auto">
            <chartooo:date-scale/>
            <chart:title svg:x="6.295cm" svg:y="8.019cm" chart:style-name="ch6">
              <text:p>Number of tasks</text:p>
            </chart:title>
            <chart:categories table:cell-range-address="Feuille1.A56:Feuille1.A60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H56:Feuille1.H60" chart:label-cell-address="Feuille1.H55:Feuille1.H5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draw:g>
                  <svg:desc>Feuille1.H55:Feuille1.H55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56:Feuille1.A60</svg:desc>
                </draw:g>
              </table:table-cell>
              <table:table-cell office:value-type="float" office:value="0.615374">
                <text:p>0.615374</text:p>
                <draw:g>
                  <svg:desc>Feuille1.H56:Feuille1.H60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45416">
                <text:p>0.8454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55624">
                <text:p>1.4556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672198">
                <text:p>2.6721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434285">
                <text:p>4.4342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56cm" svg:y="0.316cm" chart:style-name="ch2">
          <text:p>Results for Binary Reduction tree blocking communications</text:p>
        </chart:title>
        <chart:legend chart:legend-position="end" svg:x="13.836cm" svg:y="2.707cm" style:legend-expansion="high" chart:style-name="ch3"/>
        <chart:plot-area chart:style-name="ch4" table:cell-range-address="Feuille1.A19:Feuille1.I24" chart:data-source-has-labels="both" svg:x="1.331cm" svg:y="1.275cm" svg:width="12.185cm" svg:height="6.564cm">
          <chartooo:coordinate-region svg:x="1.767cm" svg:y="1.474cm" svg:width="11.749cm" svg:height="5.718cm"/>
          <chart:axis chart:dimension="x" chart:name="primary-x" chart:style-name="ch5" chartooo:axis-type="auto">
            <chartooo:date-scale/>
            <chart:title svg:x="6.202cm" svg:y="8.019cm" chart:style-name="ch6">
              <text:p>Number of tasks</text:p>
            </chart:title>
            <chart:categories table:cell-range-address="Feuille1.A20:Feuille1.B24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C20:Feuille1.C24" chart:label-cell-address="Feuille1.C19:Feuille1.C19" chart:class="chart:line">
            <chart:data-point chart:repeated="5"/>
          </chart:series>
          <chart:series chart:style-name="ch10" chart:values-cell-range-address="Feuille1.D20:Feuille1.D24" chart:label-cell-address="Feuille1.D19:Feuille1.D19" chart:class="chart:line">
            <chart:data-point chart:repeated="5"/>
          </chart:series>
          <chart:series chart:style-name="ch11" chart:values-cell-range-address="Feuille1.E20:Feuille1.E24" chart:label-cell-address="Feuille1.E19:Feuille1.E19" chart:class="chart:line">
            <chart:data-point chart:repeated="5"/>
          </chart:series>
          <chart:series chart:style-name="ch12" chart:values-cell-range-address="Feuille1.F20:Feuille1.F24" chart:label-cell-address="Feuille1.F19:Feuille1.F19" chart:class="chart:line">
            <chart:data-point chart:repeated="5"/>
          </chart:series>
          <chart:series chart:style-name="ch13" chart:values-cell-range-address="Feuille1.G20:Feuille1.G24" chart:label-cell-address="Feuille1.G19:Feuille1.G19" chart:class="chart:line">
            <chart:data-point chart:repeated="5"/>
          </chart:series>
          <chart:series chart:style-name="ch14" chart:values-cell-range-address="Feuille1.H20:Feuille1.H24" chart:label-cell-address="Feuille1.H19:Feuille1.H19" chart:class="chart:line">
            <chart:data-point chart:repeated="5"/>
          </chart:series>
          <chart:series chart:style-name="ch15" chart:values-cell-range-address="Feuille1.I20:Feuille1.I24" chart:label-cell-address="Feuille1.I19:Feuille1.I19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64</text:p>
                <draw:g>
                  <svg:desc>Feuille1.C19:Feuille1.C19</svg:desc>
                </draw:g>
              </table:table-cell>
              <table:table-cell office:value-type="string">
                <text:p>N=32</text:p>
                <draw:g>
                  <svg:desc>Feuille1.D19:Feuille1.D19</svg:desc>
                </draw:g>
              </table:table-cell>
              <table:table-cell office:value-type="string">
                <text:p>N=16</text:p>
                <draw:g>
                  <svg:desc>Feuille1.E19:Feuille1.E19</svg:desc>
                </draw:g>
              </table:table-cell>
              <table:table-cell office:value-type="string">
                <text:p>N=8</text:p>
                <draw:g>
                  <svg:desc>Feuille1.F19:Feuille1.F19</svg:desc>
                </draw:g>
              </table:table-cell>
              <table:table-cell office:value-type="string">
                <text:p>N=4</text:p>
                <draw:g>
                  <svg:desc>Feuille1.G19:Feuille1.G19</svg:desc>
                </draw:g>
              </table:table-cell>
              <table:table-cell office:value-type="string">
                <text:p>N=2</text:p>
                <draw:g>
                  <svg:desc>Feuille1.H19:Feuille1.H19</svg:desc>
                </draw:g>
              </table:table-cell>
              <table:table-cell office:value-type="string">
                <text:p>N=1</text:p>
                <draw:g>
                  <svg:desc>Feuille1.I19:Feuille1.I19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A20:Feuille1.B24</svg:desc>
                </draw:g>
              </table:table-cell>
              <table:table-cell office:value-type="float" office:value="0.318972">
                <text:p>0.318972</text:p>
                <draw:g>
                  <svg:desc>Feuille1.C20:Feuille1.C24</svg:desc>
                </draw:g>
              </table:table-cell>
              <table:table-cell office:value-type="float" office:value="0.317656">
                <text:p>0.317656</text:p>
                <draw:g>
                  <svg:desc>Feuille1.D20:Feuille1.D24</svg:desc>
                </draw:g>
              </table:table-cell>
              <table:table-cell office:value-type="float" office:value="0.338055">
                <text:p>0.338055</text:p>
                <draw:g>
                  <svg:desc>Feuille1.E20:Feuille1.E24</svg:desc>
                </draw:g>
              </table:table-cell>
              <table:table-cell office:value-type="float" office:value="0.396181">
                <text:p>0.396181</text:p>
                <draw:g>
                  <svg:desc>Feuille1.F20:Feuille1.F24</svg:desc>
                </draw:g>
              </table:table-cell>
              <table:table-cell office:value-type="float" office:value="0.351604">
                <text:p>0.351604</text:p>
                <draw:g>
                  <svg:desc>Feuille1.G20:Feuille1.G24</svg:desc>
                </draw:g>
              </table:table-cell>
              <table:table-cell office:value-type="float" office:value="0.530914">
                <text:p>0.530914</text:p>
                <draw:g>
                  <svg:desc>Feuille1.H20:Feuille1.H24</svg:desc>
                </draw:g>
              </table:table-cell>
              <table:table-cell office:value-type="float" office:value="NaN">
                <text:p>NaN</text:p>
                <draw:g>
                  <svg:desc>Feuille1.I20:Feuille1.I24</svg:desc>
                </draw:g>
              </table:table-cell>
            </table:table-row>
            <table:table-row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0533">
                <text:p>0.60533</text:p>
              </table:table-cell>
              <table:table-cell office:value-type="float" office:value="0.626211">
                <text:p>0.626211</text:p>
              </table:table-cell>
              <table:table-cell office:value-type="float" office:value="0.693251">
                <text:p>0.693251</text:p>
              </table:table-cell>
              <table:table-cell office:value-type="float" office:value="0.674709">
                <text:p>0.674709</text:p>
              </table:table-cell>
              <table:table-cell office:value-type="float" office:value="0.682996">
                <text:p>0.682996</text:p>
              </table:table-cell>
              <table:table-cell office:value-type="float" office:value="0.726048">
                <text:p>0.726048</text:p>
              </table:table-cell>
              <table:table-cell office:value-type="float" office:value="0.972901">
                <text:p>0.972901</text:p>
              </table:table-cell>
            </table:table-row>
            <table:table-row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170309">
                <text:p>1.170309</text:p>
              </table:table-cell>
              <table:table-cell office:value-type="float" office:value="1.385798">
                <text:p>1.385798</text:p>
              </table:table-cell>
              <table:table-cell office:value-type="float" office:value="1.195423">
                <text:p>1.195423</text:p>
              </table:table-cell>
              <table:table-cell office:value-type="float" office:value="1.221484">
                <text:p>1.221484</text:p>
              </table:table-cell>
              <table:table-cell office:value-type="float" office:value="1.451004">
                <text:p>1.451004</text:p>
              </table:table-cell>
              <table:table-cell office:value-type="float" office:value="0.99931">
                <text:p>0.99931</text:p>
              </table:table-cell>
            </table:table-row>
            <table:table-row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6081">
                <text:p>2.306081</text:p>
              </table:table-cell>
              <table:table-cell office:value-type="float" office:value="2.329023">
                <text:p>2.329023</text:p>
              </table:table-cell>
              <table:table-cell office:value-type="float" office:value="2.204929">
                <text:p>2.204929</text:p>
              </table:table-cell>
              <table:table-cell office:value-type="float" office:value="2.478189">
                <text:p>2.478189</text:p>
              </table:table-cell>
              <table:table-cell office:value-type="float" office:value="2.000345">
                <text:p>2.000345</text:p>
              </table:table-cell>
            </table:table-row>
            <table:table-row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6487">
                <text:p>4.606487</text:p>
              </table:table-cell>
              <table:table-cell office:value-type="float" office:value="4.892994">
                <text:p>4.892994</text:p>
              </table:table-cell>
              <table:table-cell office:value-type="float" office:value="4.673552">
                <text:p>4.673552</text:p>
              </table:table-cell>
              <table:table-cell office:value-type="float" office:value="3.439888">
                <text:p>3.439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55cm" svg:y="0.316cm" chart:style-name="ch2">
          <text:p>Results for linear reduction non blocking communications</text:p>
        </chart:title>
        <chart:legend chart:legend-position="end" svg:x="13.836cm" svg:y="2.707cm" style:legend-expansion="high" chart:style-name="ch3"/>
        <chart:plot-area chart:style-name="ch4" table:cell-range-address="Feuille1.A28:Feuille1.I33" chart:data-source-has-labels="both" svg:x="1.331cm" svg:y="1.275cm" svg:width="12.185cm" svg:height="6.564cm">
          <chartooo:coordinate-region svg:x="2.058cm" svg:y="1.474cm" svg:width="11.458cm" svg:height="5.718cm"/>
          <chart:axis chart:dimension="x" chart:name="primary-x" chart:style-name="ch5" chartooo:axis-type="auto">
            <chartooo:date-scale/>
            <chart:title svg:x="6.202cm" svg:y="8.019cm" chart:style-name="ch6">
              <text:p>Number of tasks</text:p>
            </chart:title>
            <chart:categories table:cell-range-address="Feuille1.A29:Feuille1.B33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C29:Feuille1.C33" chart:label-cell-address="Feuille1.C28:Feuille1.C28" chart:class="chart:line">
            <chart:data-point chart:repeated="5"/>
          </chart:series>
          <chart:series chart:style-name="ch10" chart:values-cell-range-address="Feuille1.D29:Feuille1.D33" chart:label-cell-address="Feuille1.D28:Feuille1.D28" chart:class="chart:line">
            <chart:data-point chart:repeated="5"/>
          </chart:series>
          <chart:series chart:style-name="ch11" chart:values-cell-range-address="Feuille1.E29:Feuille1.E33" chart:label-cell-address="Feuille1.E28:Feuille1.E28" chart:class="chart:line">
            <chart:data-point chart:repeated="5"/>
          </chart:series>
          <chart:series chart:style-name="ch12" chart:values-cell-range-address="Feuille1.F29:Feuille1.F33" chart:label-cell-address="Feuille1.F28:Feuille1.F28" chart:class="chart:line">
            <chart:data-point chart:repeated="5"/>
          </chart:series>
          <chart:series chart:style-name="ch13" chart:values-cell-range-address="Feuille1.G29:Feuille1.G33" chart:label-cell-address="Feuille1.G28:Feuille1.G28" chart:class="chart:line">
            <chart:data-point chart:repeated="5"/>
          </chart:series>
          <chart:series chart:style-name="ch14" chart:values-cell-range-address="Feuille1.H29:Feuille1.H33" chart:label-cell-address="Feuille1.H28:Feuille1.H28" chart:class="chart:line">
            <chart:data-point chart:repeated="5"/>
          </chart:series>
          <chart:series chart:style-name="ch15" chart:values-cell-range-address="Feuille1.I29:Feuille1.I33" chart:label-cell-address="Feuille1.I28:Feuille1.I28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64</text:p>
                <draw:g>
                  <svg:desc>Feuille1.C28:Feuille1.C28</svg:desc>
                </draw:g>
              </table:table-cell>
              <table:table-cell office:value-type="string">
                <text:p>N=32</text:p>
                <draw:g>
                  <svg:desc>Feuille1.D28:Feuille1.D28</svg:desc>
                </draw:g>
              </table:table-cell>
              <table:table-cell office:value-type="string">
                <text:p>N=16</text:p>
                <draw:g>
                  <svg:desc>Feuille1.E28:Feuille1.E28</svg:desc>
                </draw:g>
              </table:table-cell>
              <table:table-cell office:value-type="string">
                <text:p>N=8</text:p>
                <draw:g>
                  <svg:desc>Feuille1.F28:Feuille1.F28</svg:desc>
                </draw:g>
              </table:table-cell>
              <table:table-cell office:value-type="string">
                <text:p>N=4</text:p>
                <draw:g>
                  <svg:desc>Feuille1.G28:Feuille1.G28</svg:desc>
                </draw:g>
              </table:table-cell>
              <table:table-cell office:value-type="string">
                <text:p>N=2</text:p>
                <draw:g>
                  <svg:desc>Feuille1.H28:Feuille1.H28</svg:desc>
                </draw:g>
              </table:table-cell>
              <table:table-cell office:value-type="string">
                <text:p>N=1</text:p>
                <draw:g>
                  <svg:desc>Feuille1.I28:Feuille1.I28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A29:Feuille1.B33</svg:desc>
                </draw:g>
              </table:table-cell>
              <table:table-cell office:value-type="float" office:value="0.317126">
                <text:p>0.317126</text:p>
                <draw:g>
                  <svg:desc>Feuille1.C29:Feuille1.C33</svg:desc>
                </draw:g>
              </table:table-cell>
              <table:table-cell office:value-type="float" office:value="0.352111">
                <text:p>0.352111</text:p>
                <draw:g>
                  <svg:desc>Feuille1.D29:Feuille1.D33</svg:desc>
                </draw:g>
              </table:table-cell>
              <table:table-cell office:value-type="float" office:value="0.337868">
                <text:p>0.337868</text:p>
                <draw:g>
                  <svg:desc>Feuille1.E29:Feuille1.E33</svg:desc>
                </draw:g>
              </table:table-cell>
              <table:table-cell office:value-type="float" office:value="0.366788">
                <text:p>0.366788</text:p>
                <draw:g>
                  <svg:desc>Feuille1.F29:Feuille1.F33</svg:desc>
                </draw:g>
              </table:table-cell>
              <table:table-cell office:value-type="float" office:value="0.351852">
                <text:p>0.351852</text:p>
                <draw:g>
                  <svg:desc>Feuille1.G29:Feuille1.G33</svg:desc>
                </draw:g>
              </table:table-cell>
              <table:table-cell office:value-type="float" office:value="0.533043">
                <text:p>0.533043</text:p>
                <draw:g>
                  <svg:desc>Feuille1.H29:Feuille1.H33</svg:desc>
                </draw:g>
              </table:table-cell>
              <table:table-cell office:value-type="float" office:value="NaN">
                <text:p>NaN</text:p>
                <draw:g>
                  <svg:desc>Feuille1.I29:Feuille1.I33</svg:desc>
                </draw:g>
              </table:table-cell>
            </table:table-row>
            <table:table-row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39961">
                <text:p>0.639961</text:p>
              </table:table-cell>
              <table:table-cell office:value-type="float" office:value="0.585984">
                <text:p>0.585984</text:p>
              </table:table-cell>
              <table:table-cell office:value-type="float" office:value="0.615334">
                <text:p>0.615334</text:p>
              </table:table-cell>
              <table:table-cell office:value-type="float" office:value="0.655151">
                <text:p>0.655151</text:p>
              </table:table-cell>
              <table:table-cell office:value-type="float" office:value="0.69291">
                <text:p>0.69291</text:p>
              </table:table-cell>
              <table:table-cell office:value-type="float" office:value="1.066843">
                <text:p>1.066843</text:p>
              </table:table-cell>
              <table:table-cell office:value-type="float" office:value="0.823545">
                <text:p>0.823545</text:p>
              </table:table-cell>
            </table:table-row>
            <table:table-row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168494">
                <text:p>1.168494</text:p>
              </table:table-cell>
              <table:table-cell office:value-type="float" office:value="1.155298">
                <text:p>1.155298</text:p>
              </table:table-cell>
              <table:table-cell office:value-type="float" office:value="1.208627">
                <text:p>1.208627</text:p>
              </table:table-cell>
              <table:table-cell office:value-type="float" office:value="1.196958">
                <text:p>1.196958</text:p>
              </table:table-cell>
              <table:table-cell office:value-type="float" office:value="1.44978">
                <text:p>1.44978</text:p>
              </table:table-cell>
              <table:table-cell office:value-type="float" office:value="1.644179">
                <text:p>1.644179</text:p>
              </table:table-cell>
            </table:table-row>
            <table:table-row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9473">
                <text:p>2.319473</text:p>
              </table:table-cell>
              <table:table-cell office:value-type="float" office:value="2.316626">
                <text:p>2.316626</text:p>
              </table:table-cell>
              <table:table-cell office:value-type="float" office:value="2.218296">
                <text:p>2.218296</text:p>
              </table:table-cell>
              <table:table-cell office:value-type="float" office:value="2.551811">
                <text:p>2.551811</text:p>
              </table:table-cell>
              <table:table-cell office:value-type="float" office:value="2.0276">
                <text:p>2.0276</text:p>
              </table:table-cell>
            </table:table-row>
            <table:table-row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4809">
                <text:p>4.604809</text:p>
              </table:table-cell>
              <table:table-cell office:value-type="float" office:value="4.318886">
                <text:p>4.318886</text:p>
              </table:table-cell>
              <table:table-cell office:value-type="float" office:value="4.655613">
                <text:p>4.655613</text:p>
              </table:table-cell>
              <table:table-cell office:value-type="float" office:value="3.644564">
                <text:p>3.6445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29cm" svg:y="0.316cm" chart:style-name="ch2">
          <text:p>Results for MPI_Gather function</text:p>
        </chart:title>
        <chart:legend chart:legend-position="end" svg:x="13.836cm" svg:y="2.707cm" style:legend-expansion="high" chart:style-name="ch3"/>
        <chart:plot-area chart:style-name="ch4" table:cell-range-address="Feuille1.A37:Feuille1.I42" chart:data-source-has-labels="both" svg:x="1.331cm" svg:y="1.275cm" svg:width="12.185cm" svg:height="6.564cm">
          <chartooo:coordinate-region svg:x="2.058cm" svg:y="1.474cm" svg:width="11.458cm" svg:height="5.718cm"/>
          <chart:axis chart:dimension="x" chart:name="primary-x" chart:style-name="ch5" chartooo:axis-type="auto">
            <chartooo:date-scale/>
            <chart:title svg:x="6.202cm" svg:y="8.019cm" chart:style-name="ch6">
              <text:p>Number of tasks</text:p>
            </chart:title>
            <chart:categories table:cell-range-address="Feuille1.A38:Feuille1.B42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C38:Feuille1.C42" chart:label-cell-address="Feuille1.C37:Feuille1.C37" chart:class="chart:line">
            <chart:data-point chart:repeated="5"/>
          </chart:series>
          <chart:series chart:style-name="ch10" chart:values-cell-range-address="Feuille1.D38:Feuille1.D42" chart:label-cell-address="Feuille1.D37:Feuille1.D37" chart:class="chart:line">
            <chart:data-point chart:repeated="5"/>
          </chart:series>
          <chart:series chart:style-name="ch11" chart:values-cell-range-address="Feuille1.E38:Feuille1.E42" chart:label-cell-address="Feuille1.E37:Feuille1.E37" chart:class="chart:line">
            <chart:data-point chart:repeated="5"/>
          </chart:series>
          <chart:series chart:style-name="ch12" chart:values-cell-range-address="Feuille1.F38:Feuille1.F42" chart:label-cell-address="Feuille1.F37:Feuille1.F37" chart:class="chart:line">
            <chart:data-point chart:repeated="5"/>
          </chart:series>
          <chart:series chart:style-name="ch13" chart:values-cell-range-address="Feuille1.G38:Feuille1.G42" chart:label-cell-address="Feuille1.G37:Feuille1.G37" chart:class="chart:line">
            <chart:data-point chart:repeated="5"/>
          </chart:series>
          <chart:series chart:style-name="ch14" chart:values-cell-range-address="Feuille1.H38:Feuille1.H42" chart:label-cell-address="Feuille1.H37:Feuille1.H37" chart:class="chart:line">
            <chart:data-point chart:repeated="5"/>
          </chart:series>
          <chart:series chart:style-name="ch15" chart:values-cell-range-address="Feuille1.I38:Feuille1.I42" chart:label-cell-address="Feuille1.I37:Feuille1.I3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64</text:p>
                <draw:g>
                  <svg:desc>Feuille1.C37:Feuille1.C37</svg:desc>
                </draw:g>
              </table:table-cell>
              <table:table-cell office:value-type="string">
                <text:p>N=32</text:p>
                <draw:g>
                  <svg:desc>Feuille1.D37:Feuille1.D37</svg:desc>
                </draw:g>
              </table:table-cell>
              <table:table-cell office:value-type="string">
                <text:p>N=16</text:p>
                <draw:g>
                  <svg:desc>Feuille1.E37:Feuille1.E37</svg:desc>
                </draw:g>
              </table:table-cell>
              <table:table-cell office:value-type="string">
                <text:p>N=8</text:p>
                <draw:g>
                  <svg:desc>Feuille1.F37:Feuille1.F37</svg:desc>
                </draw:g>
              </table:table-cell>
              <table:table-cell office:value-type="string">
                <text:p>N=4</text:p>
                <draw:g>
                  <svg:desc>Feuille1.G37:Feuille1.G37</svg:desc>
                </draw:g>
              </table:table-cell>
              <table:table-cell office:value-type="string">
                <text:p>N=2</text:p>
                <draw:g>
                  <svg:desc>Feuille1.H37:Feuille1.H37</svg:desc>
                </draw:g>
              </table:table-cell>
              <table:table-cell office:value-type="string">
                <text:p>N=1</text:p>
                <draw:g>
                  <svg:desc>Feuille1.I37:Feuille1.I37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A38:Feuille1.B42</svg:desc>
                </draw:g>
              </table:table-cell>
              <table:table-cell office:value-type="float" office:value="0.307194">
                <text:p>0.307194</text:p>
                <draw:g>
                  <svg:desc>Feuille1.C38:Feuille1.C42</svg:desc>
                </draw:g>
              </table:table-cell>
              <table:table-cell office:value-type="float" office:value="0.316182">
                <text:p>0.316182</text:p>
                <draw:g>
                  <svg:desc>Feuille1.D38:Feuille1.D42</svg:desc>
                </draw:g>
              </table:table-cell>
              <table:table-cell office:value-type="float" office:value="0.330936">
                <text:p>0.330936</text:p>
                <draw:g>
                  <svg:desc>Feuille1.E38:Feuille1.E42</svg:desc>
                </draw:g>
              </table:table-cell>
              <table:table-cell office:value-type="float" office:value="0.362536">
                <text:p>0.362536</text:p>
                <draw:g>
                  <svg:desc>Feuille1.F38:Feuille1.F42</svg:desc>
                </draw:g>
              </table:table-cell>
              <table:table-cell office:value-type="float" office:value="0.351272">
                <text:p>0.351272</text:p>
                <draw:g>
                  <svg:desc>Feuille1.G38:Feuille1.G42</svg:desc>
                </draw:g>
              </table:table-cell>
              <table:table-cell office:value-type="float" office:value="0.533791">
                <text:p>0.533791</text:p>
                <draw:g>
                  <svg:desc>Feuille1.H38:Feuille1.H42</svg:desc>
                </draw:g>
              </table:table-cell>
              <table:table-cell office:value-type="float" office:value="NaN">
                <text:p>NaN</text:p>
                <draw:g>
                  <svg:desc>Feuille1.I38:Feuille1.I42</svg:desc>
                </draw:g>
              </table:table-cell>
            </table:table-row>
            <table:table-row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84862">
                <text:p>0.584862</text:p>
              </table:table-cell>
              <table:table-cell office:value-type="float" office:value="0.726132">
                <text:p>0.726132</text:p>
              </table:table-cell>
              <table:table-cell office:value-type="float" office:value="0.622651">
                <text:p>0.622651</text:p>
              </table:table-cell>
              <table:table-cell office:value-type="float" office:value="0.652433">
                <text:p>0.652433</text:p>
              </table:table-cell>
              <table:table-cell office:value-type="float" office:value="0.735516">
                <text:p>0.735516</text:p>
              </table:table-cell>
              <table:table-cell office:value-type="float" office:value="1.062813">
                <text:p>1.062813</text:p>
              </table:table-cell>
              <table:table-cell office:value-type="float" office:value="0.837454">
                <text:p>0.837454</text:p>
              </table:table-cell>
            </table:table-row>
            <table:table-row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167143">
                <text:p>1.167143</text:p>
              </table:table-cell>
              <table:table-cell office:value-type="float" office:value="1.187174">
                <text:p>1.187174</text:p>
              </table:table-cell>
              <table:table-cell office:value-type="float" office:value="1.191778">
                <text:p>1.191778</text:p>
              </table:table-cell>
              <table:table-cell office:value-type="float" office:value="1.207948">
                <text:p>1.207948</text:p>
              </table:table-cell>
              <table:table-cell office:value-type="float" office:value="1.450382">
                <text:p>1.450382</text:p>
              </table:table-cell>
              <table:table-cell office:value-type="float" office:value="1.678651">
                <text:p>1.678651</text:p>
              </table:table-cell>
            </table:table-row>
            <table:table-row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1554">
                <text:p>2.301554</text:p>
              </table:table-cell>
              <table:table-cell office:value-type="float" office:value="2.300675">
                <text:p>2.300675</text:p>
              </table:table-cell>
              <table:table-cell office:value-type="float" office:value="2.665402">
                <text:p>2.665402</text:p>
              </table:table-cell>
              <table:table-cell office:value-type="float" office:value="2.670916">
                <text:p>2.670916</text:p>
              </table:table-cell>
              <table:table-cell office:value-type="float" office:value="1.979049">
                <text:p>1.979049</text:p>
              </table:table-cell>
            </table:table-row>
            <table:table-row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1605">
                <text:p>4.591605</text:p>
              </table:table-cell>
              <table:table-cell office:value-type="float" office:value="4.318978">
                <text:p>4.318978</text:p>
              </table:table-cell>
              <table:table-cell office:value-type="float" office:value="4.66244">
                <text:p>4.66244</text:p>
              </table:table-cell>
              <table:table-cell office:value-type="float" office:value="3.632072">
                <text:p>3.632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95cm" svg:y="0.316cm" chart:style-name="ch2">
          <text:p>Results for MPI collective : MPI_Reduce</text:p>
        </chart:title>
        <chart:legend chart:legend-position="end" svg:x="13.836cm" svg:y="2.707cm" style:legend-expansion="high" chart:style-name="ch3"/>
        <chart:plot-area chart:style-name="ch4" table:cell-range-address="Feuille1.A46:Feuille1.I51" chart:data-source-has-labels="both" svg:x="1.331cm" svg:y="1.275cm" svg:width="12.185cm" svg:height="6.564cm">
          <chartooo:coordinate-region svg:x="2.058cm" svg:y="1.474cm" svg:width="11.458cm" svg:height="5.718cm"/>
          <chart:axis chart:dimension="x" chart:name="primary-x" chart:style-name="ch5" chartooo:axis-type="auto">
            <chartooo:date-scale/>
            <chart:title svg:x="6.202cm" svg:y="8.019cm" chart:style-name="ch6">
              <text:p>Number of tasks</text:p>
            </chart:title>
            <chart:categories table:cell-range-address="Feuille1.A47:Feuille1.B51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C47:Feuille1.C51" chart:label-cell-address="Feuille1.C46:Feuille1.C46" chart:class="chart:line">
            <chart:data-point chart:repeated="5"/>
          </chart:series>
          <chart:series chart:style-name="ch10" chart:values-cell-range-address="Feuille1.D47:Feuille1.D51" chart:label-cell-address="Feuille1.D46:Feuille1.D46" chart:class="chart:line">
            <chart:data-point chart:repeated="5"/>
          </chart:series>
          <chart:series chart:style-name="ch11" chart:values-cell-range-address="Feuille1.E47:Feuille1.E51" chart:label-cell-address="Feuille1.E46:Feuille1.E46" chart:class="chart:line">
            <chart:data-point chart:repeated="5"/>
          </chart:series>
          <chart:series chart:style-name="ch12" chart:values-cell-range-address="Feuille1.F47:Feuille1.F51" chart:label-cell-address="Feuille1.F46:Feuille1.F46" chart:class="chart:line">
            <chart:data-point chart:repeated="5"/>
          </chart:series>
          <chart:series chart:style-name="ch13" chart:values-cell-range-address="Feuille1.G47:Feuille1.G51" chart:label-cell-address="Feuille1.G46:Feuille1.G46" chart:class="chart:line">
            <chart:data-point chart:repeated="5"/>
          </chart:series>
          <chart:series chart:style-name="ch14" chart:values-cell-range-address="Feuille1.H47:Feuille1.H51" chart:label-cell-address="Feuille1.H46:Feuille1.H46" chart:class="chart:line">
            <chart:data-point chart:repeated="5"/>
          </chart:series>
          <chart:series chart:style-name="ch15" chart:values-cell-range-address="Feuille1.I47:Feuille1.I51" chart:label-cell-address="Feuille1.I46:Feuille1.I4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64</text:p>
                <draw:g>
                  <svg:desc>Feuille1.C46:Feuille1.C46</svg:desc>
                </draw:g>
              </table:table-cell>
              <table:table-cell office:value-type="string">
                <text:p>N=32</text:p>
                <draw:g>
                  <svg:desc>Feuille1.D46:Feuille1.D46</svg:desc>
                </draw:g>
              </table:table-cell>
              <table:table-cell office:value-type="string">
                <text:p>N=16</text:p>
                <draw:g>
                  <svg:desc>Feuille1.E46:Feuille1.E46</svg:desc>
                </draw:g>
              </table:table-cell>
              <table:table-cell office:value-type="string">
                <text:p>N=8</text:p>
                <draw:g>
                  <svg:desc>Feuille1.F46:Feuille1.F46</svg:desc>
                </draw:g>
              </table:table-cell>
              <table:table-cell office:value-type="string">
                <text:p>N=4</text:p>
                <draw:g>
                  <svg:desc>Feuille1.G46:Feuille1.G46</svg:desc>
                </draw:g>
              </table:table-cell>
              <table:table-cell office:value-type="string">
                <text:p>N=2</text:p>
                <draw:g>
                  <svg:desc>Feuille1.H46:Feuille1.H46</svg:desc>
                </draw:g>
              </table:table-cell>
              <table:table-cell office:value-type="string">
                <text:p>N=1</text:p>
                <draw:g>
                  <svg:desc>Feuille1.I46:Feuille1.I46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A47:Feuille1.B51</svg:desc>
                </draw:g>
              </table:table-cell>
              <table:table-cell office:value-type="float" office:value="0.308787">
                <text:p>0.308787</text:p>
                <draw:g>
                  <svg:desc>Feuille1.C47:Feuille1.C51</svg:desc>
                </draw:g>
              </table:table-cell>
              <table:table-cell office:value-type="float" office:value="0.319144">
                <text:p>0.319144</text:p>
                <draw:g>
                  <svg:desc>Feuille1.D47:Feuille1.D51</svg:desc>
                </draw:g>
              </table:table-cell>
              <table:table-cell office:value-type="float" office:value="0.33115">
                <text:p>0.33115</text:p>
                <draw:g>
                  <svg:desc>Feuille1.E47:Feuille1.E51</svg:desc>
                </draw:g>
              </table:table-cell>
              <table:table-cell office:value-type="float" office:value="0.37956">
                <text:p>0.37956</text:p>
                <draw:g>
                  <svg:desc>Feuille1.F47:Feuille1.F51</svg:desc>
                </draw:g>
              </table:table-cell>
              <table:table-cell office:value-type="float" office:value="0.351857">
                <text:p>0.351857</text:p>
                <draw:g>
                  <svg:desc>Feuille1.G47:Feuille1.G51</svg:desc>
                </draw:g>
              </table:table-cell>
              <table:table-cell office:value-type="float" office:value="0.530888">
                <text:p>0.530888</text:p>
                <draw:g>
                  <svg:desc>Feuille1.H47:Feuille1.H51</svg:desc>
                </draw:g>
              </table:table-cell>
              <table:table-cell office:value-type="float" office:value="NaN">
                <text:p>NaN</text:p>
                <draw:g>
                  <svg:desc>Feuille1.I47:Feuille1.I51</svg:desc>
                </draw:g>
              </table:table-cell>
            </table:table-row>
            <table:table-row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82311">
                <text:p>0.582311</text:p>
              </table:table-cell>
              <table:table-cell office:value-type="float" office:value="0.625275">
                <text:p>0.625275</text:p>
              </table:table-cell>
              <table:table-cell office:value-type="float" office:value="0.621808">
                <text:p>0.621808</text:p>
              </table:table-cell>
              <table:table-cell office:value-type="float" office:value="0.656919">
                <text:p>0.656919</text:p>
              </table:table-cell>
              <table:table-cell office:value-type="float" office:value="0.677215">
                <text:p>0.677215</text:p>
              </table:table-cell>
              <table:table-cell office:value-type="float" office:value="0.875364">
                <text:p>0.875364</text:p>
              </table:table-cell>
              <table:table-cell office:value-type="float" office:value="0.838292">
                <text:p>0.838292</text:p>
              </table:table-cell>
            </table:table-row>
            <table:table-row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159983">
                <text:p>1.159983</text:p>
              </table:table-cell>
              <table:table-cell office:value-type="float" office:value="1.153512">
                <text:p>1.153512</text:p>
              </table:table-cell>
              <table:table-cell office:value-type="float" office:value="1.247297">
                <text:p>1.247297</text:p>
              </table:table-cell>
              <table:table-cell office:value-type="float" office:value="1.320537">
                <text:p>1.320537</text:p>
              </table:table-cell>
              <table:table-cell office:value-type="float" office:value="1.472467">
                <text:p>1.472467</text:p>
              </table:table-cell>
              <table:table-cell office:value-type="float" office:value="1.677618">
                <text:p>1.677618</text:p>
              </table:table-cell>
            </table:table-row>
            <table:table-row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93069">
                <text:p>2.293069</text:p>
              </table:table-cell>
              <table:table-cell office:value-type="float" office:value="2.302028">
                <text:p>2.302028</text:p>
              </table:table-cell>
              <table:table-cell office:value-type="float" office:value="2.681386">
                <text:p>2.681386</text:p>
              </table:table-cell>
              <table:table-cell office:value-type="float" office:value="2.545549">
                <text:p>2.545549</text:p>
              </table:table-cell>
              <table:table-cell office:value-type="float" office:value="1.999655">
                <text:p>1.999655</text:p>
              </table:table-cell>
            </table:table-row>
            <table:table-row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923">
                <text:p>4.595923</text:p>
              </table:table-cell>
              <table:table-cell office:value-type="float" office:value="4.321235">
                <text:p>4.321235</text:p>
              </table:table-cell>
              <table:table-cell office:value-type="float" office:value="4.70067">
                <text:p>4.70067</text:p>
              </table:table-cell>
              <table:table-cell office:value-type="float" office:value="3.555092">
                <text:p>3.5550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2cm" svg:y="0.316cm" chart:style-name="ch2">
          <text:p>Results for windowed communications</text:p>
        </chart:title>
        <chart:legend chart:legend-position="end" svg:x="13.836cm" svg:y="2.707cm" style:legend-expansion="high" chart:style-name="ch3"/>
        <chart:plot-area chart:style-name="ch4" table:cell-range-address="Feuille1.A55:Feuille1.I60" chart:data-source-has-labels="both" svg:x="1.331cm" svg:y="1.275cm" svg:width="12.185cm" svg:height="6.564cm">
          <chartooo:coordinate-region svg:x="2.058cm" svg:y="1.474cm" svg:width="11.458cm" svg:height="5.718cm"/>
          <chart:axis chart:dimension="x" chart:name="primary-x" chart:style-name="ch5" chartooo:axis-type="auto">
            <chartooo:date-scale/>
            <chart:title svg:x="6.202cm" svg:y="8.019cm" chart:style-name="ch6">
              <text:p>Number of tasks</text:p>
            </chart:title>
            <chart:categories table:cell-range-address="Feuille1.A56:Feuille1.B60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C56:Feuille1.C60" chart:label-cell-address="Feuille1.C55:Feuille1.C55" chart:class="chart:line">
            <chart:data-point chart:repeated="5"/>
          </chart:series>
          <chart:series chart:style-name="ch10" chart:values-cell-range-address="Feuille1.D56:Feuille1.D60" chart:label-cell-address="Feuille1.D55:Feuille1.D55" chart:class="chart:line">
            <chart:data-point chart:repeated="5"/>
          </chart:series>
          <chart:series chart:style-name="ch11" chart:values-cell-range-address="Feuille1.E56:Feuille1.E60" chart:label-cell-address="Feuille1.E55:Feuille1.E55" chart:class="chart:line">
            <chart:data-point chart:repeated="5"/>
          </chart:series>
          <chart:series chart:style-name="ch12" chart:values-cell-range-address="Feuille1.F56:Feuille1.F60" chart:label-cell-address="Feuille1.F55:Feuille1.F55" chart:class="chart:line">
            <chart:data-point chart:repeated="5"/>
          </chart:series>
          <chart:series chart:style-name="ch13" chart:values-cell-range-address="Feuille1.G56:Feuille1.G60" chart:label-cell-address="Feuille1.G55:Feuille1.G55" chart:class="chart:line">
            <chart:data-point chart:repeated="5"/>
          </chart:series>
          <chart:series chart:style-name="ch14" chart:values-cell-range-address="Feuille1.H56:Feuille1.H60" chart:label-cell-address="Feuille1.H55:Feuille1.H55" chart:class="chart:line">
            <chart:data-point chart:repeated="5"/>
          </chart:series>
          <chart:series chart:style-name="ch15" chart:values-cell-range-address="Feuille1.I56:Feuille1.I60" chart:label-cell-address="Feuille1.I55:Feuille1.I55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64</text:p>
                <draw:g>
                  <svg:desc>Feuille1.C55:Feuille1.C55</svg:desc>
                </draw:g>
              </table:table-cell>
              <table:table-cell office:value-type="string">
                <text:p>N=32</text:p>
                <draw:g>
                  <svg:desc>Feuille1.D55:Feuille1.D55</svg:desc>
                </draw:g>
              </table:table-cell>
              <table:table-cell office:value-type="string">
                <text:p>N=16</text:p>
                <draw:g>
                  <svg:desc>Feuille1.E55:Feuille1.E55</svg:desc>
                </draw:g>
              </table:table-cell>
              <table:table-cell office:value-type="string">
                <text:p>N=8</text:p>
                <draw:g>
                  <svg:desc>Feuille1.F55:Feuille1.F55</svg:desc>
                </draw:g>
              </table:table-cell>
              <table:table-cell office:value-type="string">
                <text:p>N=4</text:p>
                <draw:g>
                  <svg:desc>Feuille1.G55:Feuille1.G55</svg:desc>
                </draw:g>
              </table:table-cell>
              <table:table-cell office:value-type="string">
                <text:p>N=2</text:p>
                <draw:g>
                  <svg:desc>Feuille1.H55:Feuille1.H55</svg:desc>
                </draw:g>
              </table:table-cell>
              <table:table-cell office:value-type="string">
                <text:p>N=1</text:p>
                <draw:g>
                  <svg:desc>Feuille1.I55:Feuille1.I55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A56:Feuille1.B60</svg:desc>
                </draw:g>
              </table:table-cell>
              <table:table-cell office:value-type="float" office:value="0.322048">
                <text:p>0.322048</text:p>
                <draw:g>
                  <svg:desc>Feuille1.C56:Feuille1.C60</svg:desc>
                </draw:g>
              </table:table-cell>
              <table:table-cell office:value-type="float" office:value="0.326236">
                <text:p>0.326236</text:p>
                <draw:g>
                  <svg:desc>Feuille1.D56:Feuille1.D60</svg:desc>
                </draw:g>
              </table:table-cell>
              <table:table-cell office:value-type="float" office:value="0.379775">
                <text:p>0.379775</text:p>
                <draw:g>
                  <svg:desc>Feuille1.E56:Feuille1.E60</svg:desc>
                </draw:g>
              </table:table-cell>
              <table:table-cell office:value-type="float" office:value="0.37195">
                <text:p>0.37195</text:p>
                <draw:g>
                  <svg:desc>Feuille1.F56:Feuille1.F60</svg:desc>
                </draw:g>
              </table:table-cell>
              <table:table-cell office:value-type="float" office:value="0.362134">
                <text:p>0.362134</text:p>
                <draw:g>
                  <svg:desc>Feuille1.G56:Feuille1.G60</svg:desc>
                </draw:g>
              </table:table-cell>
              <table:table-cell office:value-type="float" office:value="0.615374">
                <text:p>0.615374</text:p>
                <draw:g>
                  <svg:desc>Feuille1.H56:Feuille1.H60</svg:desc>
                </draw:g>
              </table:table-cell>
              <table:table-cell office:value-type="float" office:value="NaN">
                <text:p>NaN</text:p>
                <draw:g>
                  <svg:desc>Feuille1.I56:Feuille1.I60</svg:desc>
                </draw:g>
              </table:table-cell>
            </table:table-row>
            <table:table-row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22091">
                <text:p>0.622091</text:p>
              </table:table-cell>
              <table:table-cell office:value-type="float" office:value="0.62739">
                <text:p>0.62739</text:p>
              </table:table-cell>
              <table:table-cell office:value-type="float" office:value="0.645659">
                <text:p>0.645659</text:p>
              </table:table-cell>
              <table:table-cell office:value-type="float" office:value="0.676461">
                <text:p>0.676461</text:p>
              </table:table-cell>
              <table:table-cell office:value-type="float" office:value="0.696782">
                <text:p>0.696782</text:p>
              </table:table-cell>
              <table:table-cell office:value-type="float" office:value="0.845416">
                <text:p>0.845416</text:p>
              </table:table-cell>
              <table:table-cell office:value-type="float" office:value="0.847932">
                <text:p>0.847932</text:p>
              </table:table-cell>
            </table:table-row>
            <table:table-row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451249">
                <text:p>1.451249</text:p>
              </table:table-cell>
              <table:table-cell office:value-type="float" office:value="1.200131">
                <text:p>1.200131</text:p>
              </table:table-cell>
              <table:table-cell office:value-type="float" office:value="1.186667">
                <text:p>1.186667</text:p>
              </table:table-cell>
              <table:table-cell office:value-type="float" office:value="1.193332">
                <text:p>1.193332</text:p>
              </table:table-cell>
              <table:table-cell office:value-type="float" office:value="1.455624">
                <text:p>1.455624</text:p>
              </table:table-cell>
              <table:table-cell office:value-type="float" office:value="1.66032">
                <text:p>1.66032</text:p>
              </table:table-cell>
            </table:table-row>
            <table:table-row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7585">
                <text:p>2.317585</text:p>
              </table:table-cell>
              <table:table-cell office:value-type="float" office:value="2.348171">
                <text:p>2.348171</text:p>
              </table:table-cell>
              <table:table-cell office:value-type="float" office:value="2.219342">
                <text:p>2.219342</text:p>
              </table:table-cell>
              <table:table-cell office:value-type="float" office:value="2.672198">
                <text:p>2.672198</text:p>
              </table:table-cell>
              <table:table-cell office:value-type="float" office:value="2.135658">
                <text:p>2.135658</text:p>
              </table:table-cell>
            </table:table-row>
            <table:table-row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8335">
                <text:p>4.58335</text:p>
              </table:table-cell>
              <table:table-cell office:value-type="float" office:value="4.343251">
                <text:p>4.343251</text:p>
              </table:table-cell>
              <table:table-cell office:value-type="float" office:value="4.434285">
                <text:p>4.434285</text:p>
              </table:table-cell>
              <table:table-cell office:value-type="float" office:value="3.774231">
                <text:p>3.7742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38cm" svg:y="0.316cm" chart:style-name="ch2">
          <text:p>Results for Linear blocking communication (nodes=2)</text:p>
        </chart:title>
        <chart:legend chart:legend-position="end" svg:x="14.021cm" svg:y="4.201cm" style:legend-expansion="high" chart:style-name="ch3"/>
        <chart:plot-area chart:style-name="ch4" table:cell-range-address="Feuille1.A11:Feuille1.A16 Feuille1.H11:Feuille1.H16" chart:data-source-has-labels="both" svg:x="1.331cm" svg:y="1.275cm" svg:width="12.37cm" svg:height="6.564cm">
          <chartooo:coordinate-region svg:x="2.058cm" svg:y="1.474cm" svg:width="11.55cm" svg:height="5.718cm"/>
          <chart:axis chart:dimension="x" chart:name="primary-x" chart:style-name="ch5" chartooo:axis-type="auto">
            <chartooo:date-scale/>
            <chart:title svg:x="6.295cm" svg:y="8.019cm" chart:style-name="ch6">
              <text:p>Number of tasks</text:p>
            </chart:title>
            <chart:categories table:cell-range-address="Feuille1.A12:Feuille1.A16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H12:Feuille1.H16" chart:label-cell-address="Feuille1.H11:Feuille1.H1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draw:g>
                  <svg:desc>Feuille1.H11:Feuille1.H1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12:Feuille1.A16</svg:desc>
                </draw:g>
              </table:table-cell>
              <table:table-cell office:value-type="float" office:value="0.5308">
                <text:p>0.5308</text:p>
                <draw:g>
                  <svg:desc>Feuille1.H12:Feuille1.H1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51559">
                <text:p>0.7515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50684">
                <text:p>1.4506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652781">
                <text:p>2.6527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62525">
                <text:p>4.625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104cm" svg:y="0.316cm" chart:style-name="ch2">
          <text:p>Results for Binary Reduction tree blocking communication (nodes=2)</text:p>
        </chart:title>
        <chart:legend chart:legend-position="end" svg:x="14.021cm" svg:y="4.201cm" style:legend-expansion="high" chart:style-name="ch3"/>
        <chart:plot-area chart:style-name="ch4" table:cell-range-address="Feuille1.A19:Feuille1.A24 Feuille1.H19:Feuille1.H24" chart:data-source-has-labels="both" svg:x="1.331cm" svg:y="1.275cm" svg:width="12.37cm" svg:height="6.564cm">
          <chartooo:coordinate-region svg:x="2.058cm" svg:y="1.474cm" svg:width="11.55cm" svg:height="5.718cm"/>
          <chart:axis chart:dimension="x" chart:name="primary-x" chart:style-name="ch5" chartooo:axis-type="auto">
            <chartooo:date-scale/>
            <chart:title svg:x="6.295cm" svg:y="8.019cm" chart:style-name="ch6">
              <text:p>Number of tasks</text:p>
            </chart:title>
            <chart:categories table:cell-range-address="Feuille1.A20:Feuille1.A24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H20:Feuille1.H24" chart:label-cell-address="Feuille1.H19:Feuille1.H1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draw:g>
                  <svg:desc>Feuille1.H19:Feuille1.H19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20:Feuille1.A24</svg:desc>
                </draw:g>
              </table:table-cell>
              <table:table-cell office:value-type="float" office:value="0.530914">
                <text:p>0.530914</text:p>
                <draw:g>
                  <svg:desc>Feuille1.H20:Feuille1.H24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26048">
                <text:p>0.7260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51004">
                <text:p>1.4510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478189">
                <text:p>2.4781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673552">
                <text:p>4.6735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84cm" svg:y="0.316cm" chart:style-name="ch2">
          <text:p>Results for linear reduction non blocking reduction (nodes=2)</text:p>
        </chart:title>
        <chart:legend chart:legend-position="end" svg:x="14.021cm" svg:y="4.201cm" style:legend-expansion="high" chart:style-name="ch3"/>
        <chart:plot-area chart:style-name="ch4" table:cell-range-address="Feuille1.A28:Feuille1.A33 Feuille1.H28:Feuille1.H33" chart:data-source-has-labels="both" svg:x="1.331cm" svg:y="1.275cm" svg:width="12.37cm" svg:height="6.564cm">
          <chartooo:coordinate-region svg:x="2.058cm" svg:y="1.474cm" svg:width="11.55cm" svg:height="5.718cm"/>
          <chart:axis chart:dimension="x" chart:name="primary-x" chart:style-name="ch5" chartooo:axis-type="auto">
            <chartooo:date-scale/>
            <chart:title svg:x="6.295cm" svg:y="8.019cm" chart:style-name="ch6">
              <text:p>Number of tasks</text:p>
            </chart:title>
            <chart:categories table:cell-range-address="Feuille1.A29:Feuille1.A33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H29:Feuille1.H33" chart:label-cell-address="Feuille1.H28:Feuille1.H2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draw:g>
                  <svg:desc>Feuille1.H28:Feuille1.H28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29:Feuille1.A33</svg:desc>
                </draw:g>
              </table:table-cell>
              <table:table-cell office:value-type="float" office:value="0.533043">
                <text:p>0.533043</text:p>
                <draw:g>
                  <svg:desc>Feuille1.H29:Feuille1.H33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66843">
                <text:p>1.0668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4978">
                <text:p>1.449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551811">
                <text:p>2.5518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655613">
                <text:p>4.6556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